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836e" officeooo:paragraph-rsid="001a83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2@lab2-OptiPlex-390:~/Desktop/aswin/DBMS$ mysql -u root -p</text:p>
      <text:p text:style-name="P1">Enter password: </text:p>
      <text:p text:style-name="P1">Welcome to the MySQL monitor. <text:s/>Commands end with ; or \g.</text:p>
      <text:p text:style-name="P1"/>
      <text:p text:style-name="P1">mysql&gt; CREATE DATABASE ASWIN;</text:p>
      <text:p text:style-name="P1"/>
      <text:p text:style-name="P1">Query OK, 1 row affected (0.01 sec)</text:p>
      <text:p text:style-name="P1"/>
      <text:p text:style-name="P1">mysql&gt; SHOW DATABASES</text:p>
      <text:p text:style-name="P1"><text:s text:c="4"/>-&gt; ;</text:p>
      <text:p text:style-name="P1">+--------------------+</text:p>
      <text:p text:style-name="P1">| Database <text:s text:c="10"/>|</text:p>
      <text:p text:style-name="P1">+--------------------+</text:p>
      <text:p text:style-name="P1">| information_schema |</text:p>
      <text:p text:style-name="P1">| ASWIN <text:s text:c="13"/>|</text:p>
      <text:p text:style-name="P1">| mca <text:s text:c="15"/>|</text:p>
      <text:p text:style-name="P1">| mysql <text:s text:c="13"/>|</text:p>
      <text:p text:style-name="P1">| performance_schema |</text:p>
      <text:p text:style-name="P1">| stud <text:s text:c="14"/>|</text:p>
      <text:p text:style-name="P1">| sys <text:s text:c="15"/>|</text:p>
      <text:p text:style-name="P1">+--------------------+</text:p>
      <text:p text:style-name="P1">7 rows in set (0.04 sec)</text:p>
      <text:p text:style-name="P1"/>
      <text:p text:style-name="P1">mysql&gt; use ASWIN;</text:p>
      <text:p text:style-name="P1"/>
      <text:p text:style-name="P1">Database changed</text:p>
      <text:p text:style-name="P1">mysql&gt; CREATE TABLE EMPLOYEE(emp_id INTEGER PRIMARY KEY,emp_name TEXT NOT NULL,emp_add TEXT NOT NULL,emp_phone INTEGER NOT NULL,dept_id INTEGER NOT NULL,dept_name TEXT NOT NULL,salary INTEGER NOT NULL);</text:p>
      <text:p text:style-name="P1">Query OK, 0 rows affected (0.34 sec)</text:p>
      <text:p text:style-name="P1"/>
      <text:p text:style-name="P1">mysql&gt; desc EMPLOYEE</text:p>
      <text:p text:style-name="P1"><text:s text:c="4"/>-&gt; ;</text:p>
      <text:p text:style-name="P1">+-----------+---------+------+-----+---------+-------+</text:p>
      <text:p text:style-name="P1">| Field <text:s text:c="4"/>| Type <text:s text:c="3"/>| Null | Key | Default | Extra |</text:p>
      <text:p text:style-name="P1">+-----------+---------+------+-----+---------+-------+</text:p>
      <text:p text:style-name="P1">| emp_id <text:s text:c="3"/>| int(11) | NO <text:s text:c="2"/>| PRI | NULL <text:s text:c="3"/>| <text:s text:c="6"/>|</text:p>
      <text:p text:style-name="P1">| emp_name <text:s/>| text <text:s text:c="3"/>| NO <text:s text:c="2"/>| <text:s text:c="4"/>| NULL <text:s text:c="3"/>| <text:s text:c="6"/>|</text:p>
      <text:p text:style-name="P1">| emp_add <text:s text:c="2"/>| text <text:s text:c="3"/>| NO <text:s text:c="2"/>| <text:s text:c="4"/>| NULL <text:s text:c="3"/>| <text:s text:c="6"/>|</text:p>
      <text:p text:style-name="P1">| emp_phone | int(11) | NO <text:s text:c="2"/>| <text:s text:c="4"/>| NULL <text:s text:c="3"/>| <text:s text:c="6"/>|</text:p>
      <text:p text:style-name="P1">| dept_id <text:s text:c="2"/>| int(11) | NO <text:s text:c="2"/>| <text:s text:c="4"/>| NULL <text:s text:c="3"/>| <text:s text:c="6"/>|</text:p>
      <text:p text:style-name="P1">| dept_name | text <text:s text:c="3"/>| NO <text:s text:c="2"/>| <text:s text:c="4"/>| NULL <text:s text:c="3"/>| <text:s text:c="6"/>|</text:p>
      <text:p text:style-name="P1">| salary <text:s text:c="3"/>| int(11) | NO <text:s text:c="2"/>| <text:s text:c="4"/>| NULL <text:s text:c="3"/>| <text:s text:c="6"/>|</text:p>
      <text:p text:style-name="P1">+-----------+---------+------+-----+---------+-------+</text:p>
      <text:p text:style-name="P1">7 rows in set (0.00 sec)</text:p>
      <text:p text:style-name="P1"/>
      <text:p text:style-name="P1">mysql&gt; INSERT INTO EMPLOYEE VALUES(1,'Binu','rajakumari',999999999,10,'sales',1000);</text:p>
      <text:p text:style-name="P1">Query OK, 1 row affected (0.04 sec)</text:p>
      <text:p text:style-name="P1"/>
      <text:p text:style-name="P1">mysql&gt; INSERT INTO EMPLOYEE VALUES(2,'Akash','Rajakkad',888888888,7,'sales',1500);</text:p>
      <text:p text:style-name="P1">Query OK, 1 row affected (0.04 sec)</text:p>
      <text:p text:style-name="P1"/>
      <text:p text:style-name="P1"><text:soft-page-break/>mysql&gt; INSERT INTO EMPLOYEE VALUES(3,'Bibin','Kambiline',989898989,5,'sales',1000);</text:p>
      <text:p text:style-name="P1">Query OK, 1 row affected (0.04 sec)</text:p>
      <text:p text:style-name="P1"/>
      <text:p text:style-name="P1">mysql&gt; INSERT INTO EMPLOYEE VALUES(4,'Luffy','grand line',676767767,2,'sales',15000);</text:p>
      <text:p text:style-name="P1">Query OK, 1 row affected (0.09 sec)</text:p>
      <text:p text:style-name="P1"/>
      <text:p text:style-name="P1">mysql&gt; INSERT INTO EMPLOYEE VALUES(5,'Mehu','nangeli',333333333,4,'sales',1500);</text:p>
      <text:p text:style-name="P1">Query OK, 1 row affected (0.03 sec)</text:p>
      <text:p text:style-name="P1"/>
      <text:p text:style-name="P1">mysql&gt; select * from EMPLOYEE;</text:p>
      <text:p text:style-name="P1">+--------+----------+------------+-----------+---------+-----------+--------+</text:p>
      <text:p text:style-name="P1">| emp_id | emp_name | emp_add <text:s text:c="3"/>| emp_phone | dept_id | dept_name | salary |</text:p>
      <text:p text:style-name="P1">+--------+----------+------------+-----------+---------+-----------+--------+</text:p>
      <text:p text:style-name="P1">| <text:s text:c="5"/>1 | Binu <text:s text:c="4"/>| rajakumari | 999999999 | <text:s text:c="5"/>10 | sales <text:s text:c="4"/>| <text:s text:c="2"/>1000 |</text:p>
      <text:p text:style-name="P1">| <text:s text:c="5"/>2 | Akash <text:s text:c="3"/>| Rajakkad <text:s text:c="2"/>| 888888888 | <text:s text:c="6"/>7 | sales <text:s text:c="4"/>| <text:s text:c="2"/>1500 |</text:p>
      <text:p text:style-name="P1">| <text:s text:c="5"/>3 | Bibin <text:s text:c="3"/>| Kambiline <text:s/>| 989898989 | <text:s text:c="6"/>5 | sales <text:s text:c="4"/>| <text:s text:c="2"/>1000 |</text:p>
      <text:p text:style-name="P1">| <text:s text:c="5"/>4 | Luffy <text:s text:c="3"/>| grand line | 676767767 | <text:s text:c="6"/>2 | sales <text:s text:c="4"/>| <text:s/>15000 |</text:p>
      <text:p text:style-name="P1">| <text:s text:c="5"/>5 | Mehu <text:s text:c="4"/>| nangeli <text:s text:c="3"/>| 333333333 | <text:s text:c="6"/>4 | sales <text:s text:c="4"/>| <text:s text:c="2"/>1500 |</text:p>
      <text:p text:style-name="P1">+--------+----------+------------+-----------+---------+-----------+--------+</text:p>
      <text:p text:style-name="P1">5 rows in set (0.00 sec)</text:p>
      <text:p text:style-name="P1"/>
      <text:p text:style-name="P1">mysql&gt; create user 'basil' identified by 'basil';</text:p>
      <text:p text:style-name="P1">Query OK, 0 rows affected (0.03 sec)</text:p>
      <text:p text:style-name="P1"/>
      <text:p text:style-name="P1">mysql&gt; show grants for basil;</text:p>
      <text:p text:style-name="P1">+-----------------------------------+</text:p>
      <text:p text:style-name="P1">| Grants for basil@% <text:s text:c="15"/>|</text:p>
      <text:p text:style-name="P1">+-----------------------------------+</text:p>
      <text:p text:style-name="P1">| GRANT USAGE ON *.* TO 'basil'@'%' |</text:p>
      <text:p text:style-name="P1">+-----------------------------------+</text:p>
      <text:p text:style-name="P1">1 row in set (0.00 sec)</text:p>
      <text:p text:style-name="P1"/>
      <text:p text:style-name="P1">mysql&gt; grant all on employee to basil;</text:p>
      <text:p text:style-name="P1">Query OK, 0 rows affected (0.00 sec)</text:p>
      <text:p text:style-name="P1"/>
      <text:p text:style-name="P1">mysql&gt; show grants for basil;</text:p>
      <text:p text:style-name="P1">+-----------------------------------------------------------+</text:p>
      <text:p text:style-name="P1">| Grants for basil@% <text:s text:c="39"/>|</text:p>
      <text:p text:style-name="P1">+-----------------------------------------------------------+</text:p>
      <text:p text:style-name="P1">| GRANT USAGE ON *.* TO 'basil'@'%' <text:s text:c="24"/>|</text:p>
      <text:p text:style-name="P1">| GRANT ALL PRIVILEGES ON `ASWIN`.`employee` TO 'basil'@'%' |</text:p>
      <text:p text:style-name="P1">+-----------------------------------------------------------+</text:p>
      <text:p text:style-name="P1">2 rows in set (0.00 sec)</text:p>
      <text:p text:style-name="P1"/>
      <text:p text:style-name="P1">mysql&gt; exit;</text:p>
      <text:p text:style-name="P1">Bye</text:p>
      <text:p text:style-name="P1">lab2@lab2-OptiPlex-390:~/Desktop/aswin/DBMS$ mysql -u basil -p</text:p>
      <text:p text:style-name="P1">Enter password: </text:p>
      <text:p text:style-name="P1"/>
      <text:p text:style-name="P1">mysql&gt; use ASWIN;</text:p>
      <text:p text:style-name="P1">Database changed</text:p>
      <text:p text:style-name="P1">mysql&gt; select * from EMPLOYEE;</text:p>
      <text:p text:style-name="P1"><text:soft-page-break/>ERROR 1142 (42000): SELECT command denied to user 'basil'@'localhost' for table 'EMPLOYEE'</text:p>
      <text:p text:style-name="P1">mysql&gt; select * from EMPLOYEE;</text:p>
      <text:p text:style-name="P1">ERROR 1142 (42000): SELECT command denied to user 'basil'@'localhost' for table 'EMPLOYEE'</text:p>
      <text:p text:style-name="P1">mysql&gt; EXIT;</text:p>
      <text:p text:style-name="P1">Bye</text:p>
      <text:p text:style-name="P1">lab2@lab2-OptiPlex-390:~/Desktop/aswin/DBMS$ mysql -u root -p</text:p>
      <text:p text:style-name="P1">Enter password: </text:p>
      <text:p text:style-name="P1">ERROR 1045 (28000): Access denied for user 'root'@'localhost' (using password: YES)</text:p>
      <text:p text:style-name="P1">lab2@lab2-OptiPlex-390:~/Desktop/aswin/DBMS$ mysql -u root -p</text:p>
      <text:p text:style-name="P1">Enter password: </text:p>
      <text:p text:style-name="P1">Welcome to the MySQL monitor. <text:s/>Commands end with ; or \g.</text:p>
      <text:p text:style-name="P1">Your MySQL connection id is 10</text:p>
      <text:p text:style-name="P1">Server version: 5.7.33-0ubuntu0.16.04.1 (Ubuntu)</text:p>
      <text:p text:style-name="P1"/>
      <text:p text:style-name="P1">Copyright (c) 2000, 2021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grant all on ASWIN to basil;</text:p>
      <text:p text:style-name="P1">ERROR 1046 (3D000): No database selected</text:p>
      <text:p text:style-name="P1">mysql&gt; use ASWIN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grant all on ASWIN to basil;</text:p>
      <text:p text:style-name="P1">Query OK, 0 rows affected (0.00 sec)</text:p>
      <text:p text:style-name="P1"/>
      <text:p text:style-name="P1">mysql&gt; grant all on EMPLOYEE to basil;</text:p>
      <text:p text:style-name="P1">Query OK, 0 rows affected (0.00 sec)</text:p>
      <text:p text:style-name="P1"/>
      <text:p text:style-name="P1">mysql&gt; show grants for basil;</text:p>
      <text:p text:style-name="P1">+-----------------------------------------------------------+</text:p>
      <text:p text:style-name="P1">| Grants for basil@% <text:s text:c="39"/>|</text:p>
      <text:p text:style-name="P1">+-----------------------------------------------------------+</text:p>
      <text:p text:style-name="P1">| GRANT USAGE ON *.* TO 'basil'@'%' <text:s text:c="24"/>|</text:p>
      <text:p text:style-name="P1">| GRANT ALL PRIVILEGES ON `ASWIN`.`employee` TO 'basil'@'%' |</text:p>
      <text:p text:style-name="P1">| GRANT ALL PRIVILEGES ON `ASWIN`.`EMPLOYEE` TO 'basil'@'%' |</text:p>
      <text:p text:style-name="P1">| GRANT ALL PRIVILEGES ON `ASWIN`.`ASWIN` TO 'basil'@'%' <text:s text:c="3"/>|</text:p>
      <text:p text:style-name="P1">+-----------------------------------------------------------+</text:p>
      <text:p text:style-name="P1">4 rows in set (0.00 sec)</text:p>
      <text:p text:style-name="P1"/>
      <text:p text:style-name="P1">mysql&gt; EXIT;</text:p>
      <text:p text:style-name="P1">Bye</text:p>
      <text:p text:style-name="P1">lab2@lab2-OptiPlex-390:~/Desktop/aswin/DBMS$ mysql -u basil -p</text:p>
      <text:p text:style-name="P1">Enter password: </text:p>
      <text:p text:style-name="P1">Welcome to the MySQL monitor. <text:s/>Commands end with ; or \g.</text:p>
      <text:p text:style-name="P1">Your MySQL connection id is 17</text:p>
      <text:p text:style-name="P1"><text:soft-page-break/>Server version: 5.7.33-0ubuntu0.16.04.1 (Ubuntu)</text:p>
      <text:p text:style-name="P1"/>
      <text:p text:style-name="P1">Copyright (c) 2000, 2021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use ASWIN;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select * from EMPLOYEE;</text:p>
      <text:p text:style-name="P1">+--------+----------+------------+-----------+---------+-----------+--------+</text:p>
      <text:p text:style-name="P1">| emp_id | emp_name | emp_add <text:s text:c="3"/>| emp_phone | dept_id | dept_name | salary |</text:p>
      <text:p text:style-name="P1">+--------+----------+------------+-----------+---------+-----------+--------+</text:p>
      <text:p text:style-name="P1">| <text:s text:c="5"/>1 | Binu <text:s text:c="4"/>| rajakumari | 999999999 | <text:s text:c="5"/>10 | sales <text:s text:c="4"/>| <text:s text:c="2"/>1000 |</text:p>
      <text:p text:style-name="P1">| <text:s text:c="5"/>2 | Akash <text:s text:c="3"/>| Rajakkad <text:s text:c="2"/>| 888888888 | <text:s text:c="6"/>7 | sales <text:s text:c="4"/>| <text:s text:c="2"/>1500 |</text:p>
      <text:p text:style-name="P1">| <text:s text:c="5"/>3 | Bibin <text:s text:c="3"/>| Kambiline <text:s/>| 989898989 | <text:s text:c="6"/>5 | sales <text:s text:c="4"/>| <text:s text:c="2"/>1000 |</text:p>
      <text:p text:style-name="P1">| <text:s text:c="5"/>4 | Luffy <text:s text:c="3"/>| grand line | 676767767 | <text:s text:c="6"/>2 | sales <text:s text:c="4"/>| <text:s/>15000 |</text:p>
      <text:p text:style-name="P1">| <text:s text:c="5"/>5 | Mehu <text:s text:c="4"/>| nangeli <text:s text:c="3"/>| 333333333 | <text:s text:c="6"/>4 | sales <text:s text:c="4"/>| <text:s text:c="2"/>1500 |</text:p>
      <text:p text:style-name="P1">+--------+----------+------------+-----------+---------+-----------+--------+</text:p>
      <text:p text:style-name="P1">5 rows in set (0.00 sec)</text:p>
      <text:p text:style-name="P1"/>
      <text:p text:style-name="P1">mysql&gt; update EMPLOYEE set emp_name='Zoro' where emp_id=4;</text:p>
      <text:p text:style-name="P1">Query OK, 1 row affected (0.06 sec)</text:p>
      <text:p text:style-name="P1">Rows matched: 1 <text:s/>Changed: 1 <text:s/>Warnings: 0</text:p>
      <text:p text:style-name="P1"/>
      <text:p text:style-name="P1">mysql&gt; select * from EMPLOYEE;</text:p>
      <text:p text:style-name="P1">+--------+----------+------------+-----------+---------+-----------+--------+</text:p>
      <text:p text:style-name="P1">| emp_id | emp_name | emp_add <text:s text:c="3"/>| emp_phone | dept_id | dept_name | salary |</text:p>
      <text:p text:style-name="P1">+--------+----------+------------+-----------+---------+-----------+--------+</text:p>
      <text:p text:style-name="P1">| <text:s text:c="5"/>1 | Binu <text:s text:c="4"/>| rajakumari | 999999999 | <text:s text:c="5"/>10 | sales <text:s text:c="4"/>| <text:s text:c="2"/>1000 |</text:p>
      <text:p text:style-name="P1">| <text:s text:c="5"/>2 | Akash <text:s text:c="3"/>| Rajakkad <text:s text:c="2"/>| 888888888 | <text:s text:c="6"/>7 | sales <text:s text:c="4"/>| <text:s text:c="2"/>1500 |</text:p>
      <text:p text:style-name="P1">| <text:s text:c="5"/>3 | Bibin <text:s text:c="3"/>| Kambiline <text:s/>| 989898989 | <text:s text:c="6"/>5 | sales <text:s text:c="4"/>| <text:s text:c="2"/>1000 |</text:p>
      <text:p text:style-name="P1">| <text:s text:c="5"/>4 | Zoro <text:s text:c="4"/>| grand line | 676767767 | <text:s text:c="6"/>2 | sales <text:s text:c="4"/>| <text:s/>15000 |</text:p>
      <text:p text:style-name="P1">| <text:s text:c="5"/>5 | Mehu <text:s text:c="4"/>| nangeli <text:s text:c="3"/>| 333333333 | <text:s text:c="6"/>4 | sales <text:s text:c="4"/>| <text:s text:c="2"/>1500 |</text:p>
      <text:p text:style-name="P1">+--------+----------+------------+-----------+---------+-----------+--------+</text:p>
      <text:p text:style-name="P1">5 rows in set (0.01 sec)</text:p>
      <text:p text:style-name="P1"/>
      <text:p text:style-name="P1">mysql&gt; exit;</text:p>
      <text:p text:style-name="P1">Bye</text:p>
      <text:p text:style-name="P1">lab2@lab2-OptiPlex-390:~/Desktop/aswin/DBMS$ mysql -u root -p</text:p>
      <text:p text:style-name="P1">Enter password: </text:p>
      <text:p text:style-name="P1">Welcome to the MySQL monitor. <text:s/>Commands end with ; or \g.</text:p>
      <text:p text:style-name="P1">Your MySQL connection id is 18</text:p>
      <text:p text:style-name="P1">Server version: 5.7.33-0ubuntu0.16.04.1 (Ubuntu)</text:p>
      <text:p text:style-name="P1"/>
      <text:p text:style-name="P1">Copyright (c) 2000, 2021, Oracle and/or its affiliates.</text:p>
      <text:p text:style-name="P1"><text:soft-page-break/></text:p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revoke all on EMPLOYEE from basil;</text:p>
      <text:p text:style-name="P1">ERROR 1046 (3D000): No database selected</text:p>
      <text:p text:style-name="P1">mysql&gt; use ASWIN;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revoke all on EMPLOYEE from basil;</text:p>
      <text:p text:style-name="P1">Query OK, 0 rows affected (0.00 sec)</text:p>
      <text:p text:style-name="P1"/>
      <text:p text:style-name="P1">mysql&gt; exit;</text:p>
      <text:p text:style-name="P1">Bye</text:p>
      <text:p text:style-name="P1">lab2@lab2-OptiPlex-390:~/Desktop/aswin/DBMS$ mysql -u basil -p</text:p>
      <text:p text:style-name="P1">Enter password: </text:p>
      <text:p text:style-name="P1">Welcome to the MySQL monitor. <text:s/>Commands end with ; or \g.</text:p>
      <text:p text:style-name="P1">Your MySQL connection id is 19</text:p>
      <text:p text:style-name="P1">Server version: 5.7.33-0ubuntu0.16.04.1 (Ubuntu)</text:p>
      <text:p text:style-name="P1"/>
      <text:p text:style-name="P1">Copyright (c) 2000, 2021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use ASWIN;</text:p>
      <text:p text:style-name="P1">Database changed</text:p>
      <text:p text:style-name="P1">mysql&gt; select * from EMPLOYEE;</text:p>
      <text:p text:style-name="P1">ERROR 1142 (42000): SELECT command denied to user 'basil'@'localhost' for table 'EMPLOYEE'</text:p>
      <text:p text:style-name="P1">mysql&gt; exit;</text:p>
      <text:p text:style-name="P1">Bye</text:p>
      <text:p text:style-name="P1">lab2@lab2-OptiPlex-390:~/Desktop/aswin/DBMS$ mysql -u root -p</text:p>
      <text:p text:style-name="P1">Enter password: </text:p>
      <text:p text:style-name="P1">Welcome to the MySQL monitor. <text:s/>Commands end with ; or \g.</text:p>
      <text:p text:style-name="P1">Your MySQL connection id is 20</text:p>
      <text:p text:style-name="P1">Server version: 5.7.33-0ubuntu0.16.04.1 (Ubuntu)</text:p>
      <text:p text:style-name="P1"/>
      <text:p text:style-name="P1">Copyright (c) 2000, 2021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><text:soft-page-break/></text:p>
      <text:p text:style-name="P1">mysql&gt; use ASWIN;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revoke all on ASWIN from basil;</text:p>
      <text:p text:style-name="P1">Query OK, 0 rows affected (0.00 sec)</text:p>
      <text:p text:style-name="P1"/>
      <text:p text:style-name="P1">mysql&gt; exit;</text:p>
      <text:p text:style-name="P1">Bye</text:p>
      <text:p text:style-name="P1">lab2@lab2-OptiPlex-390:~/Desktop/aswin/DBMS$ mysql -u basil -p</text:p>
      <text:p text:style-name="P1">Enter password: </text:p>
      <text:p text:style-name="P1">ERROR 1045 (28000): Access denied for user 'basil'@'localhost' (using password: Y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9T11:47:11.476513621</meta:creation-date>
    <dc:date>2024-02-09T12:04:06.977571961</dc:date>
    <meta:editing-duration>PT6M4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6" meta:paragraph-count="222" meta:word-count="1513" meta:character-count="10147" meta:non-whitespace-character-count="8244"/>
  </office:meta>
</office:document-meta>
</file>